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ucida Console" fo:font-size="16pt" style:text-underline-style="solid" style:text-underline-width="auto" style:text-underline-color="font-color" officeooo:rsid="001be5f9" officeooo:paragraph-rsid="001be5f9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style:font-name="Lucida Console" fo:font-size="16pt" style:text-underline-style="none" officeooo:rsid="001cc181" officeooo:paragraph-rsid="001cc181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style:font-name="Lucida Console" fo:font-size="14pt" style:text-underline-style="none" officeooo:rsid="00259020" officeooo:paragraph-rsid="00259020" style:font-size-asian="12.25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Lucida Console" fo:font-size="16pt" style:text-underline-style="solid" style:text-underline-width="auto" style:text-underline-color="font-color" officeooo:rsid="0023b051" officeooo:paragraph-rsid="001be5f9" style:font-size-asian="16pt" style:font-size-complex="16pt"/>
    </style:style>
    <style:style style:name="T1" style:family="text">
      <style:text-properties officeooo:rsid="001e4c18"/>
    </style:style>
    <style:style style:name="T2" style:family="text">
      <style:text-properties officeooo:rsid="0020d71c"/>
    </style:style>
    <style:style style:name="T3" style:family="text">
      <style:text-properties officeooo:rsid="0023b051"/>
    </style:style>
    <style:style style:name="T4" style:family="text">
      <style:text-properties officeooo:rsid="002756e4"/>
    </style:style>
    <style:style style:name="T5" style:family="text">
      <style:text-properties officeooo:rsid="00280b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MS Corporate Training</text:p>
      <text:p text:style-name="P1"/>
      <text:p text:style-name="P4">Project</text:p>
      <text:p text:style-name="P1">Date: 1<text:span text:style-name="T2">5</text:span>-Dec-2022<text:tab/><text:tab/><text:tab/><text:tab/><text:tab/>Time : <text:span text:style-name="T4">2</text:span> hour<text:span text:style-name="T5">s</text:span></text:p>
      <text:p text:style-name="P1"><text:span text:style-name="T1">Marks: </text:span><text:span text:style-name="T3">50</text:span><text:span text:style-name="T1"><text:tab/><text:tab/><text:tab/><text:tab/><text:tab/><text:tab/></text:span>(1<text:span text:style-name="T3">1</text:span>:<text:span text:style-name="T3">30</text:span>to 1:<text:span text:style-name="T4">30</text:span> <text:span text:style-name="T3">PM</text:span>)</text:p>
      <text:p text:style-name="P2"/>
      <text:p text:style-name="P3">Create a Movie class.</text:p>
      <text:p text:style-name="P3">With the following properties.</text:p>
      <text:p text:style-name="P3">MovidId, title, dateReleased, productionHouse</text:p>
      <text:p text:style-name="P3"/>
      <text:p text:style-name="P3">create the necesary table and database.</text:p>
      <text:p text:style-name="P3"/>
      <text:p text:style-name="P3">You have to perform the following operations.</text:p>
      <text:p text:style-name="P3"/>
      <text:p text:style-name="P3">1. Your Application able to add a new movie.</text:p>
      <text:p text:style-name="P3">2. modify details of an existing movie.</text:p>
      <text:p text:style-name="P3">3. delete an existing movie when the movie id is given.</text:p>
      <text:p text:style-name="P3">4. display all movies released in an year.</text:p>
      <text:p text:style-name="P3"/>
      <text:p text:style-name="P3"/>
      <text:p text:style-name="P3">5. Also write main program to test all the above mentioned features.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14T09:10:50.245000000</meta:creation-date>
    <dc:date>2022-12-15T13:27:20.374000000</dc:date>
    <meta:editing-duration>PT1H50M7S</meta:editing-duration>
    <meta:editing-cycles>9</meta:editing-cycles>
    <meta:generator>LibreOffice/7.2.6.2$Windows_X86_64 LibreOffice_project/b0ec3a565991f7569a5a7f5d24fed7f52653d754</meta:generator>
    <meta:document-statistic meta:table-count="0" meta:image-count="0" meta:object-count="0" meta:page-count="1" meta:paragraph-count="14" meta:word-count="87" meta:character-count="525" meta:non-whitespace-character-count="443"/>
  </office:meta>
</office:document-meta>
</file>